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>
      <style:paragraph-properties fo:margin-left="0.9835in" fo:text-align="left" style:justify-single-word="false" fo:text-indent="0.4917in" style:auto-text-indent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margin-left="0.25in" fo:text-align="center" style:justify-single-word="false"/>
    </style:style>
    <style:style style:name="P4" style:family="paragraph" style:parent-style-name="Standard">
      <style:text-properties officeooo:rsid="0015802c" officeooo:paragraph-rsid="0015802c"/>
    </style:style>
    <style:style style:name="P5" style:family="paragraph" style:parent-style-name="Standard">
      <style:text-properties officeooo:paragraph-rsid="0015802c"/>
    </style:style>
    <style:style style:name="P6" style:family="paragraph" style:parent-style-name="Text_20_body">
      <style:text-properties officeooo:paragraph-rsid="0015802c"/>
    </style:style>
    <style:style style:name="P7" style:family="paragraph" style:parent-style-name="Text_20_body">
      <style:paragraph-properties fo:margin-top="0in" fo:margin-bottom="0.111in" style:contextual-spacing="false" fo:line-height="108%"/>
      <style:text-properties officeooo:paragraph-rsid="0015802c"/>
    </style:style>
    <style:style style:name="P8" style:family="paragraph" style:parent-style-name="Standard">
      <style:text-properties fo:font-size="3pt" style:font-size-asian="3pt"/>
    </style:style>
    <style:style style:name="P9" style:family="paragraph" style:parent-style-name="List_20_Paragraph" style:list-style-name="WWNum33"/>
    <style:style style:name="P10" style:family="paragraph" style:parent-style-name="List_20_Paragraph">
      <style:text-properties fo:font-size="3pt" style:font-size-asian="3pt"/>
    </style:style>
    <style:style style:name="P11" style:family="paragraph" style:parent-style-name="List_20_Paragraph" style:list-style-name="WWNum34"/>
    <style:style style:name="P12" style:family="paragraph" style:parent-style-name="List_20_Paragraph" style:list-style-name="WWNum35"/>
    <style:style style:name="P13" style:family="paragraph" style:parent-style-name="Standard">
      <style:paragraph-properties fo:text-indent="0.25in" style:auto-text-indent="false"/>
    </style:style>
    <style:style style:name="P14" style:family="paragraph" style:parent-style-name="List_20_Paragraph" style:list-style-name="WWNum31"/>
    <style:style style:name="P15" style:family="paragraph" style:parent-style-name="List_20_Paragraph" style:list-style-name="WWNum32"/>
    <style:style style:name="P16" style:family="paragraph" style:parent-style-name="List_20_Paragraph">
      <style:text-properties fo:font-size="7pt" style:font-size-asian="7pt"/>
    </style:style>
    <style:style style:name="P17" style:family="paragraph" style:parent-style-name="Standard">
      <style:paragraph-properties fo:text-indent="0.4917in" style:auto-text-indent="false"/>
    </style:style>
    <style:style style:name="P18" style:family="paragraph" style:parent-style-name="List_20_Paragraph" style:list-style-name="WWNum36"/>
    <style:style style:name="P19" style:family="paragraph" style:parent-style-name="List_20_Paragraph" style:list-style-name="WWNum37"/>
    <style:style style:name="P20" style:family="paragraph" style:parent-style-name="List_20_Paragraph" style:list-style-name="WWNum38"/>
    <style:style style:name="P21" style:family="paragraph" style:parent-style-name="List_20_Paragraph" style:list-style-name="WWNum39"/>
    <style:style style:name="T1" style:family="text">
      <style:text-properties style:font-name="Calibri" fo:font-weight="bold" style:font-weight-asian="bold" style:font-name-complex="Calibri2"/>
    </style:style>
    <style:style style:name="T2" style:family="text">
      <style:text-properties style:font-name="Calibri" style:font-name-complex="Calibri2"/>
    </style:style>
    <style:style style:name="T3" style:family="text">
      <style:text-properties style:font-name="Calibri" fo:font-weight="bold" style:font-weight-asian="bold" style:font-name-complex="Calibri2" fo:background-color="#ffff00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style:font-size-asian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 style:font-weight-asian="bold" fo:background-color="#ffff00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15802c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15802c" fo:background-color="transparent" loext:char-shading-value="0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weight="bold"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fo:font-weight="bold"/>
    </style:style>
    <style:style style:name="T18" style:family="text">
      <style:text-properties fo:font-size="3pt" style:font-size-asian="3pt"/>
    </style:style>
    <style:style style:name="T19" style:family="text">
      <style:text-properties fo:font-weight="bold" style:font-weight-asian="bold"/>
    </style:style>
    <style:style style:name="T20" style:family="text">
      <style:text-properties fo:background-color="#ffff00"/>
    </style:style>
    <style:style style:name="T21" style:family="text">
      <style:text-properties fo:font-style="italic" style:font-style-asian="italic"/>
    </style:style>
    <style:style style:name="T22" style:family="text">
      <style:text-properties fo:font-style="italic" fo:font-weight="bold" style:font-style-asian="italic" style:font-weight-asian="bold" style:font-weight-complex="bold"/>
    </style:style>
    <style:style style:name="T23" style:family="text">
      <style:text-properties fo:font-size="7pt" style:font-size-asian="7pt"/>
    </style:style>
    <style:style style:name="T24" style:family="text">
      <style:text-properties fo:font-style="italic" style:text-underline-style="solid" style:text-underline-width="auto" style:text-underline-color="font-color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. programy a data </text:h>
      <text:h text:style-name="P2" text:outline-level="2">* nepovinné informace</text:h>
      <text:h text:style-name="P2" text:outline-level="2" loext:marker-style-name="T1"><text:span text:style-name="T2"><text:s/></text:span><text:span text:style-name="T3">důležité informace</text:span></text:h>
      <text:p text:style-name="P3" loext:marker-style-name="T4"><text:span text:style-name="T5">*</text:span><text:span text:style-name="T4"> důležité informace v nepovinné sekci dokumentu</text:span></text:p>
      <text:p text:style-name="Standard"/>
      <text:p text:style-name="Standard"/>
      <text:h text:style-name="Heading_20_2" text:outline-level="2" loext:marker-style-name="T6"><text:span text:style-name="T6">2.1. Programové a datové soubory</text:span><text:span text:style-name="T6"/></text:h>
      <text:h text:style-name="Heading_20_3" text:outline-level="3">VYSVĚTLENÍ</text:h>
      <text:p text:style-name="Standard"><text:span text:style-name="T7">Soubor -</text:span> <text:span text:style-name="T8">množina souvisejících dat uložená na disku</text:span>. Název je tvořen <text:span text:style-name="T8">jménem, tečkou a příponou</text:span>, která naznačuje typ souboru. </text:p>
      <text:p text:style-name="Standard"><text:span text:style-name="T7">Adresář -</text:span> tvoří na disku <text:span text:style-name="T8">hierarchickou strukturu</text:span> (<text:span text:style-name="T8">tree - strom</text:span>); základem je <text:span text:style-name="T8">kořenový adresář</text:span> (root) „/“ nebo „\“.</text:p>
      <text:p text:style-name="Standard"><text:span text:style-name="T7">Cesta (path) -</text:span> vyjadřuje <text:span text:style-name="T8">umístění souboru</text:span> směrem od nejvyššího adresáře</text:p>
      <text:p text:style-name="Standard"/>
      <text:p text:style-name="Standard">V cestě můžou být <text:span text:style-name="T8">zástupné znaky - wildcards:</text:span></text:p>
      <text:p text:style-name="Standard"><text:span text:style-name="T9">*</text:span> <text:s text:c="2"/>= <text:s text:c="2"/>libovolný počet znaků</text:p>
      <text:p text:style-name="Standard"><text:span text:style-name="T9">?</text:span> <text:s text:c="2"/>= <text:s text:c="2"/>jeden libovolný znak</text:p>
      <text:p text:style-name="Standard"/>
      <text:p text:style-name="Standard"><text:span text:style-name="T7">Programové soubory -</text:span> obsahují <text:span text:style-name="T8">instrukce</text:span>, podle nichž procesor plní úlohy (<text:span text:style-name="T8">strojový / zdrojový kód</text:span>)</text:p>
      <text:p text:style-name="P4"><text:span text:style-name="T10">Spustitelné soubory</text:span> - (.exe, .sh) <text:s/>přímo spouští proces</text:p>
      <text:p text:style-name="Standard"><text:span text:style-name="T7">Skript -</text:span> je <text:span text:style-name="T8">soubor instrukcí v textové podobě </text:span>a vyžaduje ke spuštění <text:span text:style-name="T8">interpret</text:span></text:p>
      <text:p text:style-name="P5"><text:span text:style-name="T11">knihovny</text:span><text:span text:style-name="T12"> -</text:span><text:span text:style-name="T12"> (.dll, .sys) </text:span><text:span text:style-name="T13">s</text:span>dílené soubory s předpřipravenými funkcemi pro jiné programy.</text:p>
      <text:p text:style-name="Standard"><text:span text:style-name="T7">Rezidentní programy -</text:span> jsou <text:span text:style-name="T8">služby, démoni – procesy</text:span>. Jsou spuštěné <text:span text:style-name="T8">automaticky po iniciaci OS</text:span> např. <text:span text:style-name="T8">antivirus</text:span></text:p>
      <text:p text:style-name="Standard"><text:span text:style-name="T7">Datové soubory -</text:span> <text:span text:style-name="T8">obsahují data</text:span> (čísla, text, zvuk, grafiku)</text:p>
      <text:h text:style-name="Heading_20_2" text:outline-level="2" loext:marker-style-name="T6"><text:span text:style-name="T6">2.2. Systémové a aplikační programy, utility a speciální software</text:span><text:span text:style-name="T6"/></text:h>
      <text:h text:style-name="Heading_20_3" text:outline-level="3">VYSVĚTLENÍ</text:h>
      <text:p text:style-name="P6"><text:span text:style-name="T14">Systémové programy</text:span><text:span text:style-name="T15"> –</text:span> zajišťují komunikaci mezi HW a aplikacemi, řídí chod počítače. Patří sem:</text:p>
      <text:p text:style-name="P7"><text:span text:style-name="T10">Operační systém (OS)</text:span><text:span text:style-name="T10"> </text:span>– základní software, např. Windows, Linux, macOS, mobilní OS, nebo RTOS (systémy reálného času).</text:p>
      <text:p text:style-name="P7"><text:span text:style-name="T10">Firmware</text:span> – programové vybavení pro řízení vestavěných systémů (kalkulačky, routery).</text:p>
      <text:p text:style-name="P7"><text:span text:style-name="T10">BIOS</text:span> – základní firmware v počítači, zajišťuje start a konfiguraci hardwaru na základní desce.</text:p>
      <text:p text:style-name="P7"><text:soft-page-break/><text:span text:style-name="T16">Utility</text:span> – menší pomocné a servisní programy (správce úloh, defragmentace, RegCleaner, ping, ipconfig).</text:p>
      <text:p text:style-name="P7"><text:span text:style-name="T10">Ovladače (drivers)</text:span> – speciální programy zajišťující komunikaci OS s konkrétním HW.</text:p>
      <text:p text:style-name="P7"><text:span text:style-name="T14">Aplikační programy</text:span><text:span text:style-name="T17"> (aplikace)</text:span> – programy určené pro konkrétní činnost uživatele. Dělí se na:</text:p>
      <text:p text:style-name="P7"><text:span text:style-name="T10">Kancelářské balíky</text:span> (MS Office, OpenOffice).</text:p>
      <text:p text:style-name="P7"><text:span text:style-name="T10">Grafické programy</text:span> (Photoshop, GIMP, CAD systémy).</text:p>
      <text:p text:style-name="P7"><text:span text:style-name="T10">Multimediální programy</text:span> (přehrávače, editory videa a zvuku).</text:p>
      <text:p text:style-name="P7"><text:span text:style-name="T10">Síťové a komunikační</text:span> (webové prohlížeče, e-mail, Skype).</text:p>
      <text:p text:style-name="P7"><text:span text:style-name="T10">Informační a databázové systémy (ERP)</text:span> – komplexní podnikové systémy (např. SAP, Oracle).</text:p>
      <text:p text:style-name="P7"><text:span text:style-name="T10">Vývojová prostředí (IDE)</text:span> – prostředky pro programování v jedné aplikaci (debugger, editor, překladač), např. Visual Studio, PyCharm. Umožňují využívat <text:span text:style-name="T17">API</text:span> (sbírka funkcí a tříd pro vývojáře).</text:p>
      <text:p text:style-name="P5"/>
      <text:h text:style-name="Heading_20_2" text:outline-level="2" loext:marker-style-name="T6"><text:span text:style-name="T6">2.3. Programy a autorský zákon, softwarové licence</text:span><text:span text:style-name="T6"/></text:h>
      <text:h text:style-name="Heading_20_3" text:outline-level="3">VYSVĚTLENÍ</text:h>
      <text:p text:style-name="Standard"><text:span text:style-name="T7">Licence -</text:span> <text:span text:style-name="T8">oprávnění k užívání aplikace</text:span>. Definuje, co <text:span text:style-name="T8">uživatel smí a nesmí s programem dělat</text:span>. Licence je nepřenosná není možné ji přeprodat nebo darovat.</text:p>
      <text:p text:style-name="Standard"><text:span text:style-name="T7">Open Source -</text:span> programy <text:span text:style-name="T8">musí být vždy šířeny i s uvedením zdrojových textů a kódů</text:span>. Každý ho také <text:span text:style-name="T8">může vylepšit</text:span>, <text:span text:style-name="T8">opravit v něm chybu</text:span>, <text:span text:style-name="T8">použít ho ve svém programu</text:span>, vždy však musí takový produkt <text:span text:style-name="T8">opět distribuovat jako open source</text:span>, <text:span text:style-name="T8">většinou zdarma</text:span>, např. <text:span text:style-name="T8">Linux, Gimp</text:span></text:p>
      <text:p text:style-name="P8" loext:marker-style-name="T18"/>
      <text:list text:style-name="WWNum33">
        <text:list-item>
          <text:p text:style-name="P9" loext:marker-style-name="T19"><text:span text:style-name="T8">Licence: GPL, APACHE</text:span><text:span text:style-name="T8"/></text:p>
        </text:list-item>
      </text:list>
      <text:p text:style-name="P10" loext:marker-style-name="T18"/>
      <text:list text:continue-numbering="true" text:style-name="WWNum33">
        <text:list-item>
          <text:p text:style-name="P9"><text:span text:style-name="T7">GPL -</text:span> je <text:span text:style-name="T8">obecná veřejná licence</text:span><text:span text:style-name="T20"> </text:span>a vyžaduje, aby byla odvozená díla dostupná pod toutéž licencí, <text:span text:style-name="T8">může se upravovat</text:span></text:p>
        </text:list-item>
      </text:list>
      <text:p text:style-name="Standard"/>
      <text:p text:style-name="Standard"><text:span text:style-name="T7">Closed source -</text:span> <text:span text:style-name="T8">Kód není volně dostupný</text:span>, <text:span text:style-name="T8">nelze jej upravovat</text:span>, např. <text:span text:style-name="T8">Windows</text:span>, <text:span text:style-name="T8">Adobe</text:span>, <text:span text:style-name="T8">Office</text:span> </text:p>
      <text:p text:style-name="P10" loext:marker-style-name="T18"/>
      <text:list text:style-name="WWNum34">
        <text:list-item>
          <text:p text:style-name="P11" loext:marker-style-name="T19"><text:span text:style-name="T8">Licence: EULA</text:span><text:span text:style-name="T19"> </text:span></text:p>
        </text:list-item>
      </text:list>
      <text:p text:style-name="P10" loext:marker-style-name="T18"/>
      <text:list text:continue-numbering="true" text:style-name="WWNum34">
        <text:list-item>
          <text:p text:style-name="P11"><text:span text:style-name="T7">EULA -</text:span> licence pro koncového uživatele. <text:span text:style-name="T8">Není k dispozici zdrojový kód</text:span>, nesmí se v něm provádět úpravy ani distribuovat jej</text:p>
        </text:list-item>
      </text:list>
      <text:p text:style-name="Standard"/>
      <text:p text:style-name="Standard"><text:span text:style-name="T7">Shareware -</text:span> je <text:span text:style-name="T8">volně šiřitelný software</text:span>, se kterým může uživatel pracovat <text:span text:style-name="T8">a po určité době je povinen zaslat</text:span> jeho autorovi <text:span text:style-name="T8">uvedený poplatek</text:span>. Je to <text:span text:style-name="T8">closed source</text:span><text:span text:style-name="T20"> </text:span>= není přístup ke kódu, nesmí se měnit, např. <text:span text:style-name="T8">WinRar</text:span></text:p>
      <text:p text:style-name="Standard"/>
      <text:p text:style-name="Standard"><text:span text:style-name="T7">Freeware -</text:span> <text:span text:style-name="T8">volně šiřitelný software</text:span>, <text:span text:style-name="T8">nevyžaduje uhrazení poplatku</text:span>, autor si ponechává autorská práva, program je možné používat nikoli upravovat. <text:span text:style-name="T8">Nesmí se zahrnovat do komerčně šířených programů</text:span>. Slouží pro osobní potřebu, <text:span text:style-name="T8">pro vzdělávání ve školách</text:span> atd. Patří mezi ně např. <text:span text:style-name="T8">internetové prohlížeče</text:span>, <text:span text:style-name="T8">PDF reader Acrobat</text:span> </text:p>
      <text:p text:style-name="Standard"/>
      <text:p text:style-name="Standard"><text:soft-page-break/><text:span text:style-name="T7">Autorský zákon -</text:span> <text:span text:style-name="T8">považuje program za autorské dílo</text:span>, které <text:span text:style-name="T8">je chráněno před krádeží</text:span>. Při zjištění užití nelegálního software <text:span text:style-name="T8">hrozí peněžní trest</text:span><text:span text:style-name="T20"> </text:span>nebo <text:span text:style-name="T8">trest odnětí svobody</text:span>. Ochranou může být např. <text:s/><text:span text:style-name="T8">licence</text:span>, <text:span text:style-name="T8">licenční číslo</text:span>, <text:span text:style-name="T8">aktivace</text:span>, <text:span text:style-name="T8">hardwarový klíč</text:span></text:p>
      <text:p text:style-name="P8" loext:marker-style-name="T18"/>
      <text:list text:style-name="WWNum35">
        <text:list-item>
          <text:p text:style-name="P12"><text:span text:style-name="T7">Demo -</text:span> je <text:span text:style-name="T8">zkušební verze programu</text:span><text:span text:style-name="T20"> </text:span>s omezenými funkcemi. </text:p>
        </text:list-item>
      </text:list>
      <text:p text:style-name="P10" loext:marker-style-name="T18"/>
      <text:list text:continue-numbering="true" text:style-name="WWNum35">
        <text:list-item>
          <text:p text:style-name="P12"><text:span text:style-name="T7">Trial -</text:span> je <text:span text:style-name="T8">plnohodnotný program</text:span>, ale jen <text:span text:style-name="T8">na určitou dobu</text:span>, poté nelze jej používat</text:p>
        </text:list-item>
      </text:list>
      <text:p text:style-name="P8" loext:marker-style-name="T18"/>
      <text:p text:style-name="P13" loext:marker-style-name="T21"><text:span text:style-name="T21">*Oba slouží k bezplatnému zkoušení programu, či propagaci.</text:span><text:span text:style-name="T21"/></text:p>
      <text:h text:style-name="Heading_20_2" text:outline-level="2" loext:marker-style-name="T22"><text:span text:style-name="T6">2.4. Instalace programů, zálohování programů a dat</text:span><text:span text:style-name="T22"/></text:h>
      <text:h text:style-name="Heading_20_3" text:outline-level="3">VYSVĚTLení</text:h>
      <text:p text:style-name="Standard">Záloha (backup) <text:span text:style-name="T8">je kopie dat uložená na jiném datovém nosiči</text:span>. Záložní data jsou využívána <text:span text:style-name="T8">v případě ztráty</text:span>, <text:span text:style-name="T8">poškození</text:span> nebo jiné potřeby práce s daty uloženými v minulosti. </text:p>
      <text:h text:style-name="Heading_20_3" text:outline-level="3">DĚLENÍ</text:h>
      <text:p text:style-name="Standard">5 zásad zálohování:</text:p>
      <text:list text:style-name="WWNum31">
        <text:list-item>
          <text:p text:style-name="P14">Častá frekvence zálohování</text:p>
        </text:list-item>
      </text:list>
      <text:p text:style-name="List_20_Paragraph" loext:marker-style-name="T18"><text:s/><text:span text:style-name="T18"/></text:p>
      <text:list text:continue-numbering="true" text:style-name="WWNum31">
        <text:list-item>
          <text:p text:style-name="P14">Kontrola zálohy</text:p>
        </text:list-item>
      </text:list>
      <text:p text:style-name="P10" loext:marker-style-name="T18"/>
      <text:list text:continue-numbering="true" text:style-name="WWNum31">
        <text:list-item>
          <text:p text:style-name="P14">Dokumentujeme (popisujeme) zálohy</text:p>
        </text:list-item>
      </text:list>
      <text:p text:style-name="P10" loext:marker-style-name="T18"/>
      <text:list text:continue-numbering="true" text:style-name="WWNum31">
        <text:list-item>
          <text:p text:style-name="P14">Ukládáme zálohy na bezpečná místa</text:p>
        </text:list-item>
      </text:list>
      <text:p text:style-name="P10" loext:marker-style-name="T18"/>
      <text:list text:continue-numbering="true" text:style-name="WWNum31">
        <text:list-item>
          <text:p text:style-name="P14">Šifrování záloh</text:p>
        </text:list-item>
      </text:list>
      <text:p text:style-name="Standard">Zálohovat můžeme pomocí <text:span text:style-name="T8">programů</text:span>, <text:span text:style-name="T8">zálohovacích systémů</text:span>, <text:span text:style-name="T8">speciálních hardware zařízení</text:span></text:p>
      <text:p text:style-name="Standard">Typy zálohování:</text:p>
      <text:list text:style-name="WWNum32">
        <text:list-item>
          <text:p text:style-name="P15">Adresáře/soubory pomocí Winzip, Winrar</text:p>
        </text:list-item>
      </text:list>
      <text:p text:style-name="P10" loext:marker-style-name="T18"/>
      <text:list text:continue-numbering="true" text:style-name="WWNum32">
        <text:list-item>
          <text:p text:style-name="P15">Diskové oddíly</text:p>
        </text:list-item>
      </text:list>
      <text:p text:style-name="P10" loext:marker-style-name="T18"/>
      <text:list text:continue-numbering="true" text:style-name="WWNum32">
        <text:list-item>
          <text:p text:style-name="P15">Záloha disku (celého obsahu, včetně rozdělení na oddíly) např. Clonezilla</text:p>
        </text:list-item>
      </text:list>
      <text:p text:style-name="P10" loext:marker-style-name="T18"/>
      <text:list text:continue-numbering="true" text:style-name="WWNum32">
        <text:list-item>
          <text:p text:style-name="P15">Systém např. Acronis</text:p>
        </text:list-item>
      </text:list>
      <text:p text:style-name="P16" loext:marker-style-name="T23"/>
      <text:h text:style-name="Heading_20_3" text:outline-level="3">Instalace</text:h>
      <text:p text:style-name="Standard"><text:span text:style-name="T7">Standard Plug 'n' Play (PNP) -</text:span> <text:span text:style-name="T8">automatická detekce nově připojeného HW</text:span> a automatické vyhledání <text:span text:style-name="T8">driverů</text:span></text:p>
      <text:p text:style-name="Standard"><text:span text:style-name="T7">Driver -</text:span> je <text:span text:style-name="T8">ovladač zařízení</text:span><text:span text:style-name="T20"> </text:span>= je to <text:span text:style-name="T8">speciální program</text:span>, který <text:span text:style-name="T8">zajišťuje komunikaci OS s HW</text:span><text:span text:style-name="T20"> </text:span></text:p>
      <text:p text:style-name="P17"><text:span text:style-name="T21">*Některé jsou součástí Operačního systému, jiné se musí doinstalovat.</text:span></text:p>
      <text:p text:style-name="Standard"/>
      <text:h text:style-name="Heading_20_2" text:outline-level="2" loext:marker-style-name="T6"><text:span text:style-name="Nadpis_20_2_20_Char"><text:span text:style-name="T6">2.5. Cloudová řešení, emulace a virtualizace</text:span></text:span><text:span text:style-name="T6"/></text:h>
      <text:h text:style-name="Heading_20_3" text:outline-level="3">vysvětlení</text:h>
      <text:p text:style-name="Standard"><text:span text:style-name="T8">Emulátor je program</text:span>, který <text:span text:style-name="T8">umožní běh PC programů na jiné platformě</text:span>, než pro kterou byly původně vytvořeny, a které sami nepodporují, např. <text:span text:style-name="T8">Wine</text:span> (<text:span text:style-name="T8">Win-&gt;Unix</text:span>), <text:span text:style-name="T8">DosBox</text:span>, <text:span text:style-name="T8">YuZu</text:span> (<text:span text:style-name="T8">Nintendo Switch -&gt; PC</text:span>) </text:p>
      <text:p text:style-name="Standard"><text:soft-page-break/><text:span text:style-name="T8">Virtualizace jsou postupy a techniky</text:span>, které umožňují v počítači <text:span text:style-name="T8">přistupovat k dostupným zdrojům <text:s/>jiným způsobem</text:span>, <text:span text:style-name="T8">než jakým fyzicky existují</text:span>. <text:span text:style-name="T8">Oddělují operační systém od HW</text:span></text:p>
      <text:p text:style-name="P8" loext:marker-style-name="T18"/>
      <text:p text:style-name="Standard">Virtualizace na různých úrovních: </text:p>
      <text:list text:style-name="WWNum36">
        <text:list-item>
          <text:p text:style-name="P18"><text:span text:style-name="T8">Jednotlivé HW komponenty </text:span>(např. <text:span text:style-name="T8">virtuální procesory</text:span>, <text:span text:style-name="T8">virtuální paměť</text:span>)</text:p>
        </text:list-item>
      </text:list>
      <text:p text:style-name="P10" loext:marker-style-name="T18"/>
      <text:list text:continue-numbering="true" text:style-name="WWNum36">
        <text:list-item>
          <text:p text:style-name="P18" loext:marker-style-name="T19"><text:span text:style-name="T8">Virtualizace operačního systému</text:span><text:span text:style-name="T8"/></text:p>
        </text:list-item>
      </text:list>
      <text:p text:style-name="P10" loext:marker-style-name="T18"/>
      <text:list text:continue-numbering="true" text:style-name="WWNum36">
        <text:list-item>
          <text:p text:style-name="P18"><text:span text:style-name="T8">Celý PC </text:span>(tzv. <text:span text:style-name="T8">virtuální stroj</text:span>) = <text:span text:style-name="T8">speciální software</text:span>, který umí <text:span text:style-name="T8">simulovat skutečný počítač</text:span> (včetně jeho procesoru, paměti, disku, přídavných karet) a umožňuje instalaci OS i dalších programů</text:p>
        </text:list-item>
      </text:list>
      <text:p text:style-name="P8" loext:marker-style-name="T18"/>
      <text:p text:style-name="Standard">Software pro virtualizaci: <text:span text:style-name="T8">VirtualBox</text:span></text:p>
      <text:p text:style-name="Standard">Využití virtualizace:</text:p>
      <text:list text:style-name="WWNum37">
        <text:list-item>
          <text:p text:style-name="P19"><text:span text:style-name="T19">Bezpečnostní důvody</text:span> - <text:span text:style-name="T8">pro běh některých aplikací</text:span>, <text:span text:style-name="T8">aby nemohly ohrozit hostitelský počítač</text:span><text:span text:style-name="T20"> </text:span>a jeho operační systém</text:p>
        </text:list-item>
      </text:list>
      <text:p text:style-name="P10" loext:marker-style-name="T18"/>
      <text:list text:continue-numbering="true" text:style-name="WWNum37">
        <text:list-item>
          <text:p text:style-name="P19" loext:marker-style-name="T19"><text:span text:style-name="T19">Testování nových aplikací</text:span><text:span text:style-name="T19"/></text:p>
        </text:list-item>
      </text:list>
      <text:p text:style-name="P10" loext:marker-style-name="T18"/>
      <text:list text:continue-numbering="true" text:style-name="WWNum37">
        <text:list-item>
          <text:p text:style-name="P19" loext:marker-style-name="T19"><text:span text:style-name="T19">Virtualizace serverů</text:span><text:span text:style-name="T19"/></text:p>
        </text:list-item>
      </text:list>
      <text:p text:style-name="Standard"><text:span text:style-name="T8">Cloud je vzdálená služba</text:span>, k niž mohou uživatelé přistupovat <text:span text:style-name="T8">pomocí klientských aplikací </text:span>nebo <text:span text:style-name="T8">webových rozhraní</text:span>, např. <text:s/><text:span text:style-name="T8">Office365</text:span>, <text:span text:style-name="T8">One-Drive</text:span>, <text:span text:style-name="T8">GitHub</text:span></text:p>
      <text:p text:style-name="Standard">Cloud se dělí na:</text:p>
      <text:list text:style-name="WWNum38">
        <text:list-item>
          <text:p text:style-name="P20"><text:span text:style-name="T7">Veřejný cloud -</text:span> určen <text:span text:style-name="T8">pro velký nebo neomezený počet klientů</text:span> (např. <text:span text:style-name="T8">Skype</text:span>, <text:span text:style-name="T8">Seznam</text:span>)</text:p>
        </text:list-item>
      </text:list>
      <text:p text:style-name="P10" loext:marker-style-name="T18"/>
      <text:list text:continue-numbering="true" text:style-name="WWNum38">
        <text:list-item>
          <text:p text:style-name="P20"><text:span text:style-name="T7">Privátní cloud -</text:span> pro <text:span text:style-name="T8">omezený počet</text:span><text:span text:style-name="T20"> </text:span>zákazníků</text:p>
        </text:list-item>
      </text:list>
      <text:p text:style-name="P10" loext:marker-style-name="T18"/>
      <text:list text:continue-numbering="true" text:style-name="WWNum38">
        <text:list-item>
          <text:p text:style-name="P20"><text:span text:style-name="T7">Hybridní cloudy -</text:span> kombinují <text:span text:style-name="T8">veřejný i privátní</text:span></text:p>
        </text:list-item>
      </text:list>
      <text:h text:style-name="Heading_20_2" text:outline-level="2" loext:marker-style-name="T6"><text:span text:style-name="T6">2.5.1. Cloudové modely</text:span><text:span text:style-name="T6"/></text:h>
      <text:h text:style-name="Heading_20_3" text:outline-level="3">dělení</text:h>
      <text:list text:style-name="WWNum39">
        <text:list-item>
          <text:p text:style-name="P21"><text:span text:style-name="T7">IaaS (Infrastructure as a Service)</text:span><text:span text:style-name="T24"> -</text:span> Poskytovatel služeb <text:span text:style-name="T8">nabízí klientům celou infrastrukturu</text:span>, typicky <text:span text:style-name="T8">virtuální stroje</text:span>, <text:span text:style-name="T8">servery</text:span>. Hlavní výhodou tohoto přístupu je, že <text:span text:style-name="T8">o veškeré problémy s hardwarem se stará poskytovatel</text:span>, např. <text:span text:style-name="T8">Microsoft Azure</text:span></text:p>
        </text:list-item>
      </text:list>
      <text:p text:style-name="Standard"/>
      <text:list text:continue-numbering="true" text:style-name="WWNum39">
        <text:list-item>
          <text:p text:style-name="P21"><text:span text:style-name="T7">PaaS (Platform as a Service) -</text:span> jsou poskytovány prostředky <text:span text:style-name="T8">pro tvorbu a distribuce aplikací</text:span>. Toto řešení, vhodné pro vývojáře, zahrnuje (<text:span text:style-name="T8">IDE, API</text:span>), a jejich údržbu, např. <text:s/><text:span text:style-name="T8">Google App Engine</text:span>, <text:span text:style-name="T8">Heroku</text:span></text:p>
        </text:list-item>
      </text:list>
      <text:p text:style-name="Standard"/>
      <text:list text:continue-numbering="true" text:style-name="WWNum39">
        <text:list-item>
          <text:p text:style-name="P21"><text:span text:style-name="T7">SaaS (Software as a Service) -</text:span> Aplikace je <text:span text:style-name="T8">licencována jako služba </text:span>pronajímaná uživateli a <text:span text:style-name="T8">přístupná odkudkoliv a kdykoliv</text:span>, např. <text:span text:style-name="T8">Dropbox</text:span>, <text:span text:style-name="T8">Gmail</text:span>…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Calibri1" fo:font-family="Calibri" style:font-family-generic="swiss" style:font-pitch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Calibri" fo:font-family="Calibri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Calibri" fo:font-family="Calibri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Calibri" fo:font-family="Calibri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Calibri" fo:font-family="Calibri" style:font-family-generic="roman" style:font-pitch="variable"/>
    </style:style>
    <style:style style:name="ListLabel_20_209" style:display-name="ListLabel 209" style:family="text">
      <style:text-properties style:font-name="Calibri" fo:font-family="Calibri" style:font-family-generic="roman" style:font-pitch="variable"/>
    </style:style>
    <style:style style:name="ListLabel_20_210" style:display-name="ListLabel 210" style:family="text">
      <style:text-properties style:font-name="Calibri" fo:font-family="Calibri" style:font-family-generic="roman" style:font-pitch="variable"/>
    </style:style>
    <style:style style:name="ListLabel_20_211" style:display-name="ListLabel 211" style:family="text">
      <style:text-properties style:font-name="Calibri" fo:font-family="Calibri" style:font-family-generic="roman" style:font-pitch="variable"/>
    </style:style>
    <style:style style:name="ListLabel_20_212" style:display-name="ListLabel 212" style:family="text">
      <style:text-properties style:font-name="Calibri" fo:font-family="Calibri" style:font-family-generic="roman" style:font-pitch="variable"/>
    </style:style>
    <style:style style:name="ListLabel_20_213" style:display-name="ListLabel 213" style:family="text">
      <style:text-properties style:font-name="Calibri" fo:font-family="Calibri" style:font-family-generic="roman" style:font-pitch="variable"/>
    </style:style>
    <style:style style:name="ListLabel_20_214" style:display-name="ListLabel 214" style:family="text">
      <style:text-properties style:font-name="Calibri" fo:font-family="Calibri" style:font-family-generic="roman" style:font-pitch="variable"/>
    </style:style>
    <style:style style:name="ListLabel_20_215" style:display-name="ListLabel 215" style:family="text">
      <style:text-properties style:font-name="Calibri" fo:font-family="Calibri" style:font-family-generic="roman" style:font-pitch="variable"/>
    </style:style>
    <style:style style:name="ListLabel_20_216" style:display-name="ListLabel 216" style:family="text">
      <style:text-properties style:font-name="Calibri" fo:font-family="Calibri" style:font-family-generic="roman" style:font-pitch="variable"/>
    </style:style>
    <style:style style:name="ListLabel_20_217" style:display-name="ListLabel 217" style:family="text">
      <style:text-properties style:font-name="Calibri" fo:font-family="Calibri" style:font-family-generic="roman" style:font-pitch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Calibri" fo:font-family="Calibri" style:font-family-generic="roman" style:font-pitch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>
      <style:text-properties style:font-name="Calibri" fo:font-family="Calibri" style:font-family-generic="roman" style:font-pitch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style:font-name-complex="Courier New" style:font-family-complex="'Courier New'" style:font-family-generic-complex="system" style:font-pitch-complex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Calibri" fo:font-family="Calibri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Calibri" fo:font-family="Calibri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-complex="Courier New" style:font-family-complex="'Courier New'" style:font-family-generic-complex="system" style:font-pitch-complex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Calibri" fo:font-family="Calibri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Calibri" fo:font-family="Calibri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style:font-name="Calibri" fo:font-family="Calibri" style:font-family-generic="roman" style:font-pitch="variable"/>
    </style:style>
    <style:style style:name="ListLabel_20_245" style:display-name="ListLabel 245" style:family="text">
      <style:text-properties style:font-name="Calibri" fo:font-family="Calibri" style:font-family-generic="roman" style:font-pitch="variable"/>
    </style:style>
    <style:style style:name="ListLabel_20_246" style:display-name="ListLabel 246" style:family="text">
      <style:text-properties style:font-name="Calibri" fo:font-family="Calibri" style:font-family-generic="roman" style:font-pitch="variable"/>
    </style:style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>
      <style:text-properties style:font-name="Calibri" fo:font-family="Calibri" style:font-family-generic="roman" style:font-pitch="variable"/>
    </style:style>
    <style:style style:name="ListLabel_20_249" style:display-name="ListLabel 249" style:family="text">
      <style:text-properties style:font-name="Calibri" fo:font-family="Calibri" style:font-family-generic="roman" style:font-pitch="variable"/>
    </style:style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>
      <style:text-properties style:font-name="Calibri" fo:font-family="Calibri" style:font-family-generic="roman" style:font-pitch="variable"/>
    </style:style>
    <style:style style:name="ListLabel_20_252" style:display-name="ListLabel 252" style:family="text">
      <style:text-properties style:font-name="Calibri" fo:font-family="Calibri" style:font-family-generic="roman" style:font-pitch="variable"/>
    </style:style>
    <style:style style:name="ListLabel_20_253" style:display-name="ListLabel 253" style:family="text">
      <style:text-properties style:font-name="Calibri" fo:font-family="Calibri" style:font-family-generic="roman" style:font-pitch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>
      <style:text-properties style:font-name="Calibri" fo:font-family="Calibri" style:font-family-generic="roman" style:font-pitch="variable"/>
    </style:style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>
      <style:text-properties style:font-name="Calibri" fo:font-family="Calibri" style:font-family-generic="roman" style:font-pitch="variable"/>
    </style:style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>
      <style:text-properties style:font-name="Calibri" fo:font-family="Calibri" style:font-family-generic="roman" style:font-pitch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>
      <style:text-properties style:font-name="Calibri" fo:font-family="Calibri" style:font-family-generic="roman" style:font-pitch="variable"/>
    </style:style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>
      <style:text-properties style:font-name="Calibri" fo:font-family="Calibri" style:font-family-generic="roman" style:font-pitch="variable"/>
    </style:style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style:font-name="Calibri" fo:font-family="Calibri" style:font-family-generic="roman" style:font-pitch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Calibri" fo:font-family="Calibri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Calibri" fo:font-family="Calibri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style:font-name="Calibri" fo:font-family="Calibri" style:font-family-generic="roman" style:font-pitch="variable"/>
    </style:style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font-name="Calibri" fo:font-family="Calibri" style:font-family-generic="roman" style:font-pitch="variable"/>
    </style:style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>
      <style:text-properties style:font-name="Calibri" fo:font-family="Calibri" style:font-family-generic="roman" style:font-pitch="variable"/>
    </style:style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style:font-name="Calibri" fo:font-family="Calibri" style:font-family-generic="roman" style:font-pitch="variable"/>
    </style:style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>
      <style:text-properties style:font-name="Calibri" fo:font-family="Calibri" style:font-family-generic="roman" style:font-pitch="variable"/>
    </style:style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>
      <style:text-properties style:font-name="Calibri" fo:font-family="Calibri" style:font-family-generic="roman" style:font-pitch="variable"/>
    </style:style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style:font-name="Calibri" fo:font-family="Calibri" style:font-family-generic="roman" style:font-pitch="variable"/>
    </style:style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>
      <style:text-properties style:font-name="Calibri" fo:font-family="Calibri" style:font-family-generic="roman" style:font-pitch="variable"/>
    </style:style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>
      <style:text-properties style:font-name="Calibri" fo:font-family="Calibri" style:font-family-generic="roman" style:font-pitch="variable"/>
    </style:style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style:font-name="Calibri" fo:font-family="Calibri" style:font-family-generic="roman" style:font-pitch="variable"/>
    </style:style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>
      <style:text-properties style:font-name="Calibri" fo:font-family="Calibri" style:font-family-generic="roman" style:font-pitch="variable"/>
    </style:style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>
      <style:text-properties style:font-name="Calibri" fo:font-family="Calibri" style:font-family-generic="roman" style:font-pitch="variable"/>
    </style:style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>
      <style:text-properties style:font-name="Calibri" fo:font-family="Calibri" style:font-family-generic="roman" style:font-pitch="variable"/>
    </style:style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>
      <style:text-properties style:font-name="Calibri" fo:font-family="Calibri" style:font-family-generic="roman" style:font-pitch="variable"/>
    </style:style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>
      <style:text-properties style:font-name="Calibri" fo:font-family="Calibri" style:font-family-generic="roman" style:font-pitch="variable"/>
    </style:style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>
      <style:text-properties style:font-name="Calibri" fo:font-family="Calibri" style:font-family-generic="roman" style:font-pitch="variable"/>
    </style:style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>
      <style:text-properties style:font-name="Calibri" fo:font-family="Calibri" style:font-family-generic="roman" style:font-pitch="variable"/>
    </style:style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>
      <style:text-properties style:font-name="Calibri" fo:font-family="Calibri" style:font-family-generic="roman" style:font-pitch="variable"/>
    </style:style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>
      <style:text-properties style:font-name="Calibri" fo:font-family="Calibri" style:font-family-generic="roman" style:font-pitch="variable"/>
    </style:style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>
      <style:text-properties style:font-name="Calibri" fo:font-family="Calibri" style:font-family-generic="roman" style:font-pitch="variable"/>
    </style:style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>
      <style:text-properties style:font-name="Calibri" fo:font-family="Calibri" style:font-family-generic="roman" style:font-pitch="variable"/>
    </style:style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3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4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5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5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6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67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0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9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85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88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94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97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03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06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12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15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2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2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0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3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4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4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5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Wingdings 3'" style:font-charset="x-symbol"/>
      </text:list-level-style-bullet>
      <text:list-level-style-bullet text:level="2" text:style-name="ListLabel_20_20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3'" style:font-charset="x-symbol"/>
      </text:list-level-style-bullet>
      <text:list-level-style-bullet text:level="3" text:style-name="ListLabel_20_2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3'" style:font-charset="x-symbol"/>
      </text:list-level-style-bullet>
      <text:list-level-style-bullet text:level="4" text:style-name="ListLabel_20_2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3'" style:font-charset="x-symbol"/>
      </text:list-level-style-bullet>
      <text:list-level-style-bullet text:level="5" text:style-name="ListLabel_20_2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3'" style:font-charset="x-symbol"/>
      </text:list-level-style-bullet>
      <text:list-level-style-bullet text:level="6" text:style-name="ListLabel_20_2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Wingdings 3'" style:font-charset="x-symbol"/>
      </text:list-level-style-bullet>
      <text:list-level-style-bullet text:level="7" text:style-name="ListLabel_20_2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Wingdings 3'" style:font-charset="x-symbol"/>
      </text:list-level-style-bullet>
      <text:list-level-style-bullet text:level="8" text:style-name="ListLabel_20_2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Wingdings 3'" style:font-charset="x-symbol"/>
      </text:list-level-style-bullet>
      <text:list-level-style-bullet text:level="9" text:style-name="ListLabel_20_2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Wingdings 3'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Wingdings 3'" style:font-charset="x-symbol"/>
      </text:list-level-style-bullet>
      <text:list-level-style-bullet text:level="2" text:style-name="ListLabel_20_24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3'" style:font-charset="x-symbol"/>
      </text:list-level-style-bullet>
      <text:list-level-style-bullet text:level="3" text:style-name="ListLabel_20_2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3'" style:font-charset="x-symbol"/>
      </text:list-level-style-bullet>
      <text:list-level-style-bullet text:level="4" text:style-name="ListLabel_20_2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3'" style:font-charset="x-symbol"/>
      </text:list-level-style-bullet>
      <text:list-level-style-bullet text:level="5" text:style-name="ListLabel_20_2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3'" style:font-charset="x-symbol"/>
      </text:list-level-style-bullet>
      <text:list-level-style-bullet text:level="6" text:style-name="ListLabel_20_2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Wingdings 3'" style:font-charset="x-symbol"/>
      </text:list-level-style-bullet>
      <text:list-level-style-bullet text:level="7" text:style-name="ListLabel_20_2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Wingdings 3'" style:font-charset="x-symbol"/>
      </text:list-level-style-bullet>
      <text:list-level-style-bullet text:level="8" text:style-name="ListLabel_20_25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Wingdings 3'" style:font-charset="x-symbol"/>
      </text:list-level-style-bullet>
      <text:list-level-style-bullet text:level="9" text:style-name="ListLabel_20_25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Wingdings 3'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7</meta:editing-cycles>
    <meta:creation-date>2023-04-06T18:34:00</meta:creation-date>
    <dc:date>2026-04-21T21:53:12.138638151</dc:date>
    <meta:editing-duration>PT56M31S</meta:editing-duration>
    <meta:generator>LibreOffice/26.2.2.2$Linux_X86_64 LibreOffice_project/620$Build-2</meta:generator>
    <meta:document-statistic meta:table-count="0" meta:image-count="0" meta:object-count="0" meta:page-count="4" meta:paragraph-count="92" meta:word-count="1014" meta:character-count="6906" meta:non-whitespace-character-count="5975"/>
    <meta:user-defined meta:name="AppVersion">16.0000</meta:user-defined>
    <meta:template xlink:type="simple" xlink:actuate="onRequest" xlink:title="Normal.dotm" xlink:href=""/>
  </office:meta>
</office:document-meta>
</file>